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Arrow" draw:fill="none" draw:textarea-vertical-align="middle"/>
    </style:style>
    <style:style style:name="gr2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5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.544cm"/>
    </style:style>
    <style:style style:name="gr5" style:family="graphic" style:parent-style-name="objectwithoutfill">
      <style:graphic-properties svg:stroke-width="0.1cm" svg:stroke-color="#00a0fc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1cm" svg:stroke-color="#e327ff" draw:marker-start-width="0.5cm" draw:marker-end-width="0.5cm" draw:fill="none" draw:fill-color="#e327ff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2cm" svg:stroke-color="#fc5c00" draw:marker-start-width="0.8cm" draw:marker-end="Arrow" draw:marker-end-width="0.3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.544cm"/>
    </style:style>
    <style:style style:name="gr10" style:family="graphic" style:parent-style-name="objectwithoutfill">
      <style:graphic-properties svg:stroke-width="0.1cm" svg:stroke-color="#18a303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color="#18a303" draw:marker-start="Arrow" draw:marker-end="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5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544cm"/>
    </style:style>
    <style:style style:name="gr14" style:family="graphic" style:parent-style-name="objectwithoutfill">
      <style:graphic-properties draw:stroke="solid" draw:stroke-dash="Fine_20_Dashed" svg:stroke-color="#18a303" draw:marker-start="Arrow" draw:marker-end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6cm" fo:min-width="0.544cm"/>
    </style:style>
    <style:style style:name="gr16" style:family="graphic" style:parent-style-name="objectwithoutfill">
      <style:graphic-properties draw:stroke="solid" draw:stroke-dash="Fine_20_Dashed" svg:stroke-color="#fc5c00" draw:marker-start="Arrow" draw:marker-end="Arrow" draw:fill="none" draw:textarea-vertical-align="middle"/>
    </style:style>
    <style:style style:name="gr17" style:family="graphic" style:parent-style-name="objectwithoutfill">
      <style:graphic-properties svg:stroke-width="0.1cm" svg:stroke-color="#18a303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e327ff"/>
      <style:paragraph-properties fo:text-align="center"/>
    </style:style>
    <style:style style:name="P4" style:family="paragraph">
      <loext:graphic-properties draw:fill="none" draw:fill-color="#ffffff"/>
      <style:text-properties fo:color="#fc5c00" fo:font-size="7pt" fo:font-weight="bold" style:font-size-asian="7pt" style:font-weight-asian="normal" style:font-size-complex="7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e327ff" fo:font-size="7pt" fo:font-weight="bold" style:font-size-asian="7pt" style:font-weight-asian="normal" style:font-size-complex="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18a303" fo:font-size="7pt" style:font-size-asian="7pt" style:font-size-complex="7pt"/>
    </style:style>
    <style:style style:name="P9" style:family="paragraph">
      <loext:graphic-properties draw:fill="none" draw:fill-color="#ffffff"/>
      <style:paragraph-properties fo:text-align="center"/>
      <style:text-properties fo:color="#18a303" fo:font-size="7pt" fo:font-weight="bold" style:font-size-asian="7pt" style:font-weight-asian="normal" style:font-size-complex="7pt"/>
    </style:style>
    <style:style style:name="P10" style:family="paragraph">
      <loext:graphic-properties draw:fill="none" draw:fill-color="#ffffff"/>
      <style:paragraph-properties fo:text-align="center"/>
      <style:text-properties fo:color="#00a0fc" fo:font-size="7pt" fo:font-weight="bold" style:font-size-asian="7pt" style:font-weight-asian="normal" style:font-size-complex="7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18a303" fo:font-size="7pt" style:font-size-asian="7pt" style:font-size-complex="7pt"/>
    </style:style>
    <style:style style:name="P13" style:family="paragraph">
      <loext:graphic-properties draw:fill="none" draw:fill-color="#ffffff"/>
      <style:text-properties fo:color="#18a303" fo:font-size="7pt" fo:font-weight="bold" style:font-size-asian="7pt" style:font-weight-asian="normal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fc5c00" fo:font-size="7pt" fo:font-weight="bold" style:font-size-asian="7pt" style:font-weight-asian="normal" style:font-size-complex="7pt"/>
    </style:style>
    <style:style style:name="T3" style:family="text">
      <style:text-properties fo:color="#e327ff" fo:font-size="7pt" fo:font-weight="bold" style:font-size-asian="7pt" style:font-weight-asian="normal" style:font-size-complex="7pt"/>
    </style:style>
    <style:style style:name="T4" style:family="text">
      <style:text-properties fo:color="#18a303" fo:font-size="7pt" style:font-size-asian="7pt" style:font-size-complex="7pt"/>
    </style:style>
    <style:style style:name="T5" style:family="text">
      <style:text-properties fo:color="#18a303" fo:font-size="8pt" fo:font-weight="bold" style:font-size-asian="8pt" style:font-weight-asian="normal" style:font-size-complex="8pt"/>
    </style:style>
    <style:style style:name="T6" style:family="text">
      <style:text-properties fo:color="#00a0fc" fo:font-size="8pt" fo:font-weight="bold" style:font-size-asian="8pt" style:font-weight-asian="normal" style:font-size-complex="8pt"/>
    </style:style>
    <style:style style:name="T7" style:family="text">
      <style:text-properties fo:color="#18a303" fo:font-size="7pt" fo:font-weight="bold" style:font-size-asian="7pt" style:font-weight-asian="normal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4.8cm">
          <text:p/>
        </draw:line>
        <draw:line draw:style-name="gr2" draw:text-style-name="P1" draw:layer="layout" svg:x1="2.4cm" svg:y1="13.6cm" svg:x2="17.9cm" svg:y2="13.6cm">
          <text:p/>
        </draw:line>
        <draw:frame draw:style-name="gr3" draw:text-style-name="P2" draw:layer="layout" svg:width="1.9cm" svg:height="0.526cm" svg:x="17cm" svg:y="13.674cm">
          <draw:text-box>
            <text:p><text:span text:style-name="T1">temps</text:span></text:p>
          </draw:text-box>
        </draw:frame>
        <draw:frame draw:style-name="gr4" draw:text-style-name="P2" draw:layer="layout" svg:width="2.2cm" svg:height="1.076cm" svg:x="1cm" svg:y="3.2cm">
          <draw:text-box>
            <text:p><text:span text:style-name="T1">Taux</text:span></text:p>
            <text:p><text:span text:style-name="T1">d’empl</text:span><text:span text:style-name="T1">oyabilit</text:span><text:span text:style-name="T1">é</text:span></text:p>
            <text:p><text:span text:style-name="T1">(TXE)</text:span></text:p>
          </draw:text-box>
        </draw:frame>
        <draw:line draw:style-name="gr5" draw:text-style-name="P1" draw:layer="layout" svg:x1="2.8cm" svg:y1="6.4cm" svg:x2="9.5cm" svg:y2="9.6cm">
          <text:p/>
        </draw:line>
        <draw:line draw:style-name="gr6" draw:text-style-name="P1" draw:layer="layout" svg:x1="4cm" svg:y1="6.1cm" svg:x2="4cm" svg:y2="14.4cm">
          <text:p/>
        </draw:line>
        <draw:line draw:style-name="gr7" draw:text-style-name="P3" draw:layer="layout" svg:x1="9.3cm" svg:y1="3cm" svg:x2="9.3cm" svg:y2="14.4cm">
          <text:p/>
        </draw:line>
        <draw:line draw:style-name="gr6" draw:text-style-name="P1" draw:layer="layout" svg:x1="12.2cm" svg:y1="7cm" svg:x2="2.4cm" svg:y2="7cm">
          <text:p/>
        </draw:line>
        <draw:line draw:style-name="gr6" draw:text-style-name="P1" draw:layer="layout" svg:x1="12.1cm" svg:y1="9cm" svg:x2="2.3cm" svg:y2="9cm">
          <text:p/>
        </draw:line>
        <draw:line draw:style-name="gr8" draw:text-style-name="P1" draw:layer="layout" svg:x1="12cm" svg:y1="7.024cm" svg:x2="12cm" svg:y2="9cm">
          <text:p/>
        </draw:line>
        <draw:frame draw:style-name="gr4" draw:text-style-name="P4" draw:layer="layout" svg:width="2.7cm" svg:height="1.076cm" svg:x="12.3cm" svg:y="7.4cm">
          <draw:text-box>
            <text:p><text:span text:style-name="T2">Pénalité d’employabilité </text:span></text:p>
            <text:p><text:span text:style-name="T2">(PEN)</text:span></text:p>
          </draw:text-box>
        </draw:frame>
        <draw:frame draw:style-name="gr9" draw:text-style-name="P2" draw:layer="layout" svg:width="1.9cm" svg:height="0.801cm" svg:x="3.9cm" svg:y="13.7cm">
          <draw:text-box>
            <text:p><text:span text:style-name="T1">Entrée</text:span></text:p>
            <text:p><text:span text:style-name="T1">en </text:span><text:span text:style-name="T1">poste</text:span></text:p>
          </draw:text-box>
        </draw:frame>
        <draw:frame draw:style-name="gr4" draw:text-style-name="P6" draw:layer="layout" svg:width="2.1cm" svg:height="1.076cm" svg:x="7.5cm" svg:y="13.699cm">
          <draw:text-box>
            <text:p text:style-name="P5"><text:span text:style-name="T3">Chang</text:span><text:span text:style-name="T3">ement </text:span><text:span text:style-name="T3">de </text:span><text:span text:style-name="T3">poste</text:span></text:p>
          </draw:text-box>
        </draw:frame>
        <draw:line draw:style-name="gr10" draw:text-style-name="P1" draw:layer="layout" svg:x1="8.9cm" svg:y1="6cm" svg:x2="13.7cm" svg:y2="5.5cm">
          <text:p/>
        </draw:line>
        <draw:line draw:style-name="gr11" draw:text-style-name="P1" draw:layer="layout" svg:x1="9.3cm" svg:y1="3.6cm" svg:x2="16.3cm" svg:y2="3.6cm">
          <text:p/>
        </draw:line>
        <draw:frame draw:style-name="gr12" draw:text-style-name="P8" draw:layer="layout" svg:width="5.4cm" svg:height="0.6cm" svg:x="10.2cm" svg:y="3cm">
          <draw:text-box>
            <text:p text:style-name="P7"><text:span text:style-name="T4">Durée moyenne de maintient en poste</text:span></text:p>
          </draw:text-box>
        </draw:frame>
        <draw:frame draw:style-name="gr12" draw:text-style-name="P9" draw:layer="layout" svg:width="5.4cm" svg:height="0.6cm" svg:x="12.9cm" svg:y="4.4cm">
          <draw:text-box>
            <text:p text:style-name="P7"><text:span text:style-name="T5">TXE nouveau poste</text:span></text:p>
          </draw:text-box>
        </draw:frame>
        <draw:frame draw:style-name="gr13" draw:text-style-name="P10" draw:layer="layout" svg:width="5.4cm" svg:height="0.569cm" svg:x="4.6cm" svg:y="9.831cm">
          <draw:text-box>
            <text:p text:style-name="P7"><text:span text:style-name="T6">TXE ancien poste</text:span></text:p>
          </draw:text-box>
        </draw:frame>
        <draw:line draw:style-name="gr6" draw:text-style-name="P1" draw:layer="layout" svg:x1="10.5cm" svg:y1="3cm" svg:x2="10.5cm" svg:y2="14.4cm">
          <text:p/>
        </draw:line>
        <draw:frame draw:style-name="gr9" draw:text-style-name="P2" draw:layer="layout" svg:width="1.9cm" svg:height="0.801cm" svg:x="10.4cm" svg:y="13.699cm">
          <draw:text-box>
            <text:p><text:span text:style-name="T1">Date de</text:span></text:p>
            <text:p><text:span text:style-name="T1">départ</text:span></text:p>
          </draw:text-box>
        </draw:frame>
        <draw:line draw:style-name="gr6" draw:text-style-name="P1" draw:layer="layout" svg:x1="16.3cm" svg:y1="2.9cm" svg:x2="16.3cm" svg:y2="14.3cm">
          <text:p/>
        </draw:line>
        <draw:line draw:style-name="gr6" draw:text-style-name="P1" draw:layer="layout" svg:x1="8.1cm" svg:y1="3cm" svg:x2="8.1cm" svg:y2="14.4cm">
          <text:p/>
        </draw:line>
        <draw:line draw:style-name="gr14" draw:text-style-name="P1" draw:layer="layout" svg:x1="9.3cm" svg:y1="4cm" svg:x2="10.5cm" svg:y2="4cm">
          <text:p/>
        </draw:line>
        <draw:frame draw:style-name="gr15" draw:text-style-name="P12" draw:layer="layout" svg:width="1.5cm" svg:height="1.626cm" svg:x="9.2cm" svg:y="4.1cm">
          <draw:text-box>
            <text:p text:style-name="P11"><text:span text:style-name="T4">Durée effective dans le nouveau poste</text:span></text:p>
          </draw:text-box>
        </draw:frame>
        <draw:line draw:style-name="gr14" draw:text-style-name="P1" draw:layer="layout" svg:x1="8.1cm" svg:y1="4cm" svg:x2="9.3cm" svg:y2="4cm">
          <text:p/>
        </draw:line>
        <draw:line draw:style-name="gr16" draw:text-style-name="P1" draw:layer="layout" svg:x1="10.5cm" svg:y1="10.3cm" svg:x2="16.3cm" svg:y2="10.3cm">
          <text:p/>
        </draw:line>
        <draw:frame draw:style-name="gr3" draw:text-style-name="P4" draw:layer="layout" svg:width="5cm" svg:height="0.526cm" svg:x="11.3cm" svg:y="9.7cm">
          <draw:text-box>
            <text:p><text:span text:style-name="T2">Prorata temporis pour PEN</text:span></text:p>
          </draw:text-box>
        </draw:frame>
        <draw:line draw:style-name="gr14" draw:text-style-name="P1" draw:layer="layout" svg:x1="9.3cm" svg:y1="10.3cm" svg:x2="10.5cm" svg:y2="10.3cm">
          <text:p/>
        </draw:line>
        <draw:frame draw:style-name="gr15" draw:text-style-name="P13" draw:layer="layout" svg:width="1.7cm" svg:height="1.626cm" svg:x="9.2cm" svg:y="9cm">
          <draw:text-box>
            <text:p><text:span text:style-name="T7">Prorata temporis</text:span></text:p>
            <text:p><text:span text:style-name="T7">Pour</text:span></text:p>
            <text:p><text:span text:style-name="T7"><text:s/></text:span><text:span text:style-name="T7">TE</text:span></text:p>
          </draw:text-box>
        </draw:frame>
        <draw:line draw:style-name="gr17" draw:text-style-name="P1" draw:layer="layout" svg:x1="11.7cm" svg:y1="7cm" svg:x2="11.7cm" svg:y2="5.8cm">
          <text:p/>
        </draw:line>
        <draw:line draw:style-name="gr6" draw:text-style-name="P1" draw:layer="layout" svg:x1="11.9cm" svg:y1="5.8cm" svg:x2="7.7cm" svg:y2="5.8cm">
          <text:p/>
        </draw:line>
        <draw:frame draw:style-name="gr4" draw:text-style-name="P13" draw:layer="layout" svg:width="2.7cm" svg:height="1.076cm" svg:x="12.2cm" svg:y="5.824cm">
          <draw:text-box>
            <text:p><text:span text:style-name="T7">Taxe</text:span></text:p>
            <text:p><text:span text:style-name="T7">d’Employabilité</text:span></text:p>
            <text:p><text:span text:style-name="T7">(T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7T11:58:34.985368361</dc:date>
    <meta:editing-duration>PT4H53M36S</meta:editing-duration>
    <meta:editing-cycles>19</meta:editing-cycles>
    <meta:generator>LibreOffice/6.1.5.2$Linux_X86_64 LibreOffice_project/10$Build-2</meta:generator>
    <meta:document-statistic meta:object-count="32"/>
  </office:meta>
</office:document-meta>
</file>